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RREGO_DO_EUCALIPO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50 USF CORREGO DO EUCALIPT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CORREGO DO EUCALIPTO II, 0000156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46M0S" table:style-name="ce3">
            <text:p>16:46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VELIN SOLANGE SANTOS DE OLIVEIRA</text:p>
          </table:table-cell>
          <table:table-cell office:value-type="date" office:date-value="2003-02-27T00:00:00" table:style-name="ce2">
            <text:p>27/02/2003</text:p>
          </table:table-cell>
          <table:table-cell office:value-type="string" table:style-name="ce1">
            <text:p>22 anos e 6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20.209.564-54</text:p>
          </table:table-cell>
          <table:table-cell office:value-type="float" office:value="701100839150980" table:style-name="ce1">
            <text:p>7,01101E+14</text:p>
          </table:table-cell>
          <table:table-cell office:value-type="string" table:style-name="ce1">
            <text:p>(81) 99791-09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bida dos tres postes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ANTONIO LIR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8" table:style-name="ce1">
            <text:p>71,8</text:p>
          </table:table-cell>
          <table:table-cell office:value-type="float" office:value="160" table:style-name="ce1">
            <text:p>160</text:p>
          </table:table-cell>
          <table:table-cell office:value-type="date" office:date-value="2025-02-04T00:00:00" table:style-name="ce2">
            <text:p>04/02/2025</text:p>
          </table:table-cell>
          <table:table-cell office:value-type="string" table:style-name="ce1">
            <text:p>97/60</text:p>
          </table:table-cell>
          <table:table-cell office:value-type="date" office:date-value="2025-02-04T00:00:00" table:style-name="ce2">
            <text:p>04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NGRID CRISTINA DE ARAUJO</text:p>
          </table:table-cell>
          <table:table-cell office:value-type="date" office:date-value="1990-10-19T00:00:00" table:style-name="ce2">
            <text:p>19/10/1990</text:p>
          </table:table-cell>
          <table:table-cell office:value-type="string" table:style-name="ce1">
            <text:p>34 anos e 10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3.515.594-59</text:p>
          </table:table-cell>
          <table:table-cell office:value-type="float" office:value="705808492820339" table:style-name="ce1">
            <text:p>7,05808E+14</text:p>
          </table:table-cell>
          <table:table-cell office:value-type="string" table:style-name="ce1">
            <text:p>(81) 99628-47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tônio carneiro</text:p>
          </table:table-cell>
          <table:table-cell office:value-type="string" table:style-name="ce1">
            <text:p>20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1" table:style-name="ce1">
            <text:p>56,1</text:p>
          </table:table-cell>
          <table:table-cell office:value-type="float" office:value="155" table:style-name="ce1">
            <text:p>155</text:p>
          </table:table-cell>
          <table:table-cell office:value-type="date" office:date-value="2023-07-12T00:00:00" table:style-name="ce2">
            <text:p>12/07/2023</text:p>
          </table:table-cell>
          <table:table-cell office:value-type="string" table:style-name="ce1">
            <text:p>100/60</text:p>
          </table:table-cell>
          <table:table-cell office:value-type="date" office:date-value="2023-07-12T00:00:00" table:style-name="ce2">
            <text:p>12/07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8" table:style-name="ce1">
            <text:p>148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TIOLLAINY CAMILLA ALVES DA SILVA</text:p>
          </table:table-cell>
          <table:table-cell office:value-type="date" office:date-value="1998-06-03T00:00:00" table:style-name="ce2">
            <text:p>03/06/1998</text:p>
          </table:table-cell>
          <table:table-cell office:value-type="string" table:style-name="ce1">
            <text:p>27 anos e 2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1.197.924-28</text:p>
          </table:table-cell>
          <table:table-cell office:value-type="float" office:value="203102612810001" table:style-name="ce1">
            <text:p>2,03103E+14</text:p>
          </table:table-cell>
          <table:table-cell office:value-type="string" table:style-name="ce1">
            <text:p>(81) 99989-89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tônio carneiro</text:p>
          </table:table-cell>
          <table:table-cell office:value-type="string" table:style-name="ce1">
            <text:p>129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5" table:style-name="ce1">
            <text:p>72,5</text:p>
          </table:table-cell>
          <table:table-cell office:value-type="float" office:value="165" table:style-name="ce1">
            <text:p>165</text:p>
          </table:table-cell>
          <table:table-cell office:value-type="date" office:date-value="2025-05-06T00:00:00" table:style-name="ce2">
            <text:p>06/05/2025</text:p>
          </table:table-cell>
          <table:table-cell office:value-type="string" table:style-name="ce1">
            <text:p>112/67</text:p>
          </table:table-cell>
          <table:table-cell office:value-type="date" office:date-value="2025-05-06T00:00:00" table:style-name="ce2">
            <text:p>06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DE FATIMA ALVES CE SOUZA PIMENTEL</text:p>
          </table:table-cell>
          <table:table-cell office:value-type="date" office:date-value="1997-05-06T00:00:00" table:style-name="ce2">
            <text:p>06/05/1997</text:p>
          </table:table-cell>
          <table:table-cell office:value-type="string" table:style-name="ce1">
            <text:p>28 anos e 3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8.076.344-40</text:p>
          </table:table-cell>
          <table:table-cell office:value-type="float" office:value="700701956041972" table:style-name="ce1">
            <text:p>7,00702E+14</text:p>
          </table:table-cell>
          <table:table-cell office:value-type="string" table:style-name="ce1">
            <text:p>(81) 98604-74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tônio carneiro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02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7" table:style-name="ce1">
            <text:p>84,7</text:p>
          </table:table-cell>
          <table:table-cell office:value-type="float" office:value="155" table:style-name="ce1">
            <text:p>155</text:p>
          </table:table-cell>
          <table:table-cell office:value-type="date" office:date-value="2024-11-07T00:00:00" table:style-name="ce2">
            <text:p>07/11/2024</text:p>
          </table:table-cell>
          <table:table-cell office:value-type="string" table:style-name="ce1">
            <text:p>100/60</text:p>
          </table:table-cell>
          <table:table-cell office:value-type="date" office:date-value="2024-11-07T00:00:00" table:style-name="ce2">
            <text:p>07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DIAS DE ARAÚJO</text:p>
          </table:table-cell>
          <table:table-cell office:value-type="date" office:date-value="1989-12-15T00:00:00" table:style-name="ce2">
            <text:p>15/12/1989</text:p>
          </table:table-cell>
          <table:table-cell office:value-type="string" table:style-name="ce1">
            <text:p>35 anos e 8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3.219.974-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90-19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ua c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475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" table:style-name="ce1">
            <text:p>89</text:p>
          </table:table-cell>
          <table:table-cell office:value-type="float" office:value="157" table:style-name="ce1">
            <text:p>157</text:p>
          </table:table-cell>
          <table:table-cell office:value-type="date" office:date-value="2024-08-28T00:00:00" table:style-name="ce2">
            <text:p>28/08/2024</text:p>
          </table:table-cell>
          <table:table-cell office:value-type="string" table:style-name="ce1">
            <text:p>130/110</text:p>
          </table:table-cell>
          <table:table-cell office:value-type="date" office:date-value="2024-08-28T00:00:00" table:style-name="ce2">
            <text:p>28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PEIXOTO DE LIMA</text:p>
          </table:table-cell>
          <table:table-cell office:value-type="date" office:date-value="1996-08-02T00:00:00" table:style-name="ce2">
            <text:p>02/08/1996</text:p>
          </table:table-cell>
          <table:table-cell office:value-type="string" table:style-name="ce1">
            <text:p>29 ano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2.270.024-76</text:p>
          </table:table-cell>
          <table:table-cell office:value-type="float" office:value="700600993458660" table:style-name="ce1">
            <text:p>7,00601E+14</text:p>
          </table:table-cell>
          <table:table-cell office:value-type="string" table:style-name="ce1">
            <text:p>(81) 98401-05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bida do platõr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8" table:style-name="ce1">
            <text:p>75,8</text:p>
          </table:table-cell>
          <table:table-cell office:value-type="float" office:value="156" table:style-name="ce1">
            <text:p>156</text:p>
          </table:table-cell>
          <table:table-cell office:value-type="date" office:date-value="2024-12-10T00:00:00" table:style-name="ce2">
            <text:p>10/12/2024</text:p>
          </table:table-cell>
          <table:table-cell office:value-type="string" table:style-name="ce1">
            <text:p>116/79</text:p>
          </table:table-cell>
          <table:table-cell office:value-type="date" office:date-value="2024-12-10T00:00:00" table:style-name="ce2">
            <text:p>10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LUCIA FERREIRA GOMES</text:p>
          </table:table-cell>
          <table:table-cell office:value-type="date" office:date-value="1985-07-30T00:00:00" table:style-name="ce2">
            <text:p>30/07/1985</text:p>
          </table:table-cell>
          <table:table-cell office:value-type="string" table:style-name="ce1">
            <text:p>40 anos e 1 mê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058.490.444-42</text:p>
          </table:table-cell>
          <table:table-cell office:value-type="float" office:value="707001882294531" table:style-name="ce1">
            <text:p>7,07002E+14</text:p>
          </table:table-cell>
          <table:table-cell office:value-type="string" table:style-name="ce1">
            <text:p>(81) 98862-18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irton senna do brasil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2" table:style-name="ce1">
            <text:p>70,2</text:p>
          </table:table-cell>
          <table:table-cell office:value-type="float" office:value="168" table:style-name="ce1">
            <text:p>168</text:p>
          </table:table-cell>
          <table:table-cell office:value-type="date" office:date-value="2025-04-28T00:00:00" table:style-name="ce2">
            <text:p>28/04/2025</text:p>
          </table:table-cell>
          <table:table-cell office:value-type="string" table:style-name="ce1">
            <text:p>100/60</text:p>
          </table:table-cell>
          <table:table-cell office:value-type="date" office:date-value="2025-04-28T00:00:00" table:style-name="ce2">
            <text:p>28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INA DA SILVA SANTOS</text:p>
          </table:table-cell>
          <table:table-cell office:value-type="date" office:date-value="1996-09-13T00:00:00" table:style-name="ce2">
            <text:p>13/09/1996</text:p>
          </table:table-cell>
          <table:table-cell office:value-type="string" table:style-name="ce1">
            <text:p>28 anos e 11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4.221.514-16</text:p>
          </table:table-cell>
          <table:table-cell office:value-type="float" office:value="706807764316721" table:style-name="ce1">
            <text:p>7,06808E+14</text:p>
          </table:table-cell>
          <table:table-cell office:value-type="string" table:style-name="ce1">
            <text:p>(81) 9491-9814</text:p>
          </table:table-cell>
          <table:table-cell office:value-type="string" table:style-name="ce1">
            <text:p>(81) 3266-8453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sé carlos novaes da mata machad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8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3" table:style-name="ce1">
            <text:p>73,3</text:p>
          </table:table-cell>
          <table:table-cell office:value-type="float" office:value="157" table:style-name="ce1">
            <text:p>157</text:p>
          </table:table-cell>
          <table:table-cell office:value-type="date" office:date-value="2025-03-11T00:00:00" table:style-name="ce2">
            <text:p>11/03/2025</text:p>
          </table:table-cell>
          <table:table-cell office:value-type="string" table:style-name="ce1">
            <text:p>112/71</text:p>
          </table:table-cell>
          <table:table-cell office:value-type="date" office:date-value="2025-03-11T00:00:00" table:style-name="ce2">
            <text:p>11/03/2025</text:p>
          </table:table-cell>
          <table:table-cell office:value-type="string" table:style-name="ce1">
            <text:p>Habitual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NGRID SILVA DO NASCIMENTO</text:p>
          </table:table-cell>
          <table:table-cell office:value-type="date" office:date-value="1995-06-20T00:00:00" table:style-name="ce2">
            <text:p>20/06/1995</text:p>
          </table:table-cell>
          <table:table-cell office:value-type="string" table:style-name="ce1">
            <text:p>30 anos e 2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002.084-46</text:p>
          </table:table-cell>
          <table:table-cell office:value-type="float" office:value="706406627539284" table:style-name="ce1">
            <text:p>7,06407E+14</text:p>
          </table:table-cell>
          <table:table-cell office:value-type="string" table:style-name="ce1">
            <text:p>(81) 98751-9975</text:p>
          </table:table-cell>
          <table:table-cell office:value-type="string" table:style-name="ce1">
            <text:p>(81) 8887-9119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bida do plator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" table:style-name="ce1">
            <text:p>90</text:p>
          </table:table-cell>
          <table:table-cell office:value-type="float" office:value="160" table:style-name="ce1">
            <text:p>160</text:p>
          </table:table-cell>
          <table:table-cell office:value-type="date" office:date-value="2023-12-22T00:00:00" table:style-name="ce2">
            <text:p>22/12/2023</text:p>
          </table:table-cell>
          <table:table-cell office:value-type="string" table:style-name="ce1">
            <text:p>90/60</text:p>
          </table:table-cell>
          <table:table-cell office:value-type="date" office:date-value="2023-12-22T00:00:00" table:style-name="ce2">
            <text:p>22/12/2023</text:p>
          </table:table-cell>
          <table:table-cell office:value-type="string" table:style-name="ce1">
            <text:p>Habitual</text:p>
          </table:table-cell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107" table:style-name="ce1">
            <text:p>10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A FERNANDES DA SILVA</text:p>
          </table:table-cell>
          <table:table-cell office:value-type="date" office:date-value="2004-12-24T00:00:00" table:style-name="ce2">
            <text:p>24/12/2004</text:p>
          </table:table-cell>
          <table:table-cell office:value-type="string" table:style-name="ce1">
            <text:p>20 anos e 8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35.074.454-92</text:p>
          </table:table-cell>
          <table:table-cell office:value-type="float" office:value="703000875346072" table:style-name="ce1">
            <text:p>7,03001E+14</text:p>
          </table:table-cell>
          <table:table-cell office:value-type="string" table:style-name="ce1">
            <text:p>(81) 9648-71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tônio carneiro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5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7" table:style-name="ce1">
            <text:p>89,7</text:p>
          </table:table-cell>
          <table:table-cell office:value-type="float" office:value="168" table:style-name="ce1">
            <text:p>168</text:p>
          </table:table-cell>
          <table:table-cell office:value-type="date" office:date-value="2025-05-20T00:00:00" table:style-name="ce2">
            <text:p>20/05/2025</text:p>
          </table:table-cell>
          <table:table-cell office:value-type="string" table:style-name="ce1">
            <text:p>119/77</text:p>
          </table:table-cell>
          <table:table-cell office:value-type="date" office:date-value="2025-05-20T00:00:00" table:style-name="ce2">
            <text:p>20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" table:style-name="ce1">
            <text:p>5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DA CONCEICAO DO NASCIMENTO</text:p>
          </table:table-cell>
          <table:table-cell office:value-type="date" office:date-value="1981-09-20T00:00:00" table:style-name="ce2">
            <text:p>20/09/1981</text:p>
          </table:table-cell>
          <table:table-cell office:value-type="string" table:style-name="ce1">
            <text:p>43 anos e 11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9.477.814-83</text:p>
          </table:table-cell>
          <table:table-cell office:value-type="float" office:value="703006815251178" table:style-name="ce1">
            <text:p>7,03007E+14</text:p>
          </table:table-cell>
          <table:table-cell office:value-type="string" table:style-name="ce1">
            <text:p>(81) 98339-97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bida do platô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8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400000000000006" table:style-name="ce1">
            <text:p>69,4</text:p>
          </table:table-cell>
          <table:table-cell office:value-type="float" office:value="170" table:style-name="ce1">
            <text:p>170</text:p>
          </table:table-cell>
          <table:table-cell office:value-type="date" office:date-value="2021-09-24T00:00:00" table:style-name="ce2">
            <text:p>24/09/2021</text:p>
          </table:table-cell>
          <table:table-cell office:value-type="string" table:style-name="ce1">
            <text:p>90/40</text:p>
          </table:table-cell>
          <table:table-cell office:value-type="date" office:date-value="2021-09-24T00:00:00" table:style-name="ce2">
            <text:p>24/09/2021</text:p>
          </table:table-cell>
          <table:table-cell office:value-type="string" table:style-name="ce1">
            <text:p>Alto</text:p>
          </table:table-cell>
          <table:table-cell office:value-type="float" office:value="217" table:style-name="ce1">
            <text:p>217</text:p>
          </table:table-cell>
          <table:table-cell office:value-type="float" office:value="5" table:style-name="ce1">
            <text:p>5</text:p>
          </table:table-cell>
          <table:table-cell office:value-type="float" office:value="215" table:style-name="ce1">
            <text:p>21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DA SILVA</text:p>
          </table:table-cell>
          <table:table-cell office:value-type="date" office:date-value="1991-07-05T00:00:00" table:style-name="ce2">
            <text:p>05/07/1991</text:p>
          </table:table-cell>
          <table:table-cell office:value-type="string" table:style-name="ce1">
            <text:p>34 anos e 1 mê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698.034-02</text:p>
          </table:table-cell>
          <table:table-cell office:value-type="float" office:value="898004127679885" table:style-name="ce1">
            <text:p>8,98004E+14</text:p>
          </table:table-cell>
          <table:table-cell office:value-type="string" table:style-name="ce1">
            <text:p>(81) 99779-44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tônio carneiro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52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01T00:00:00" table:style-name="ce2">
            <text:p>01/07/2025</text:p>
          </table:table-cell>
          <table:table-cell office:value-type="string" table:style-name="ce1">
            <text:p>100/8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FANE NATHALIA DA SILVA OLIVEIRA</text:p>
          </table:table-cell>
          <table:table-cell office:value-type="date" office:date-value="1999-12-10T00:00:00" table:style-name="ce2">
            <text:p>10/12/1999</text:p>
          </table:table-cell>
          <table:table-cell office:value-type="string" table:style-name="ce1">
            <text:p>25 anos e 8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7.949.824-69</text:p>
          </table:table-cell>
          <table:table-cell office:value-type="float" office:value="203098464680004" table:style-name="ce1">
            <text:p>2,03098E+14</text:p>
          </table:table-cell>
          <table:table-cell office:value-type="string" table:style-name="ce1">
            <text:p>(81) 98751-99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eze de març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40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01/66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ORIA MARIA DA SILVA LINS DE SOUZA</text:p>
          </table:table-cell>
          <table:table-cell office:value-type="date" office:date-value="2002-11-06T00:00:00" table:style-name="ce2">
            <text:p>06/11/2002</text:p>
          </table:table-cell>
          <table:table-cell office:value-type="string" table:style-name="ce1">
            <text:p>22 anos e 9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67.172.374-06</text:p>
          </table:table-cell>
          <table:table-cell office:value-type="float" office:value="702603781284544" table:style-name="ce1">
            <text:p>7,02604E+14</text:p>
          </table:table-cell>
          <table:table-cell office:value-type="string" table:style-name="ce1">
            <text:p>(81) 98450-54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84-39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irton senna do brasil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55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7" table:style-name="ce1">
            <text:p>60,7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99/6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ZABETH COSTA SOARES DE LIMA</text:p>
          </table:table-cell>
          <table:table-cell office:value-type="date" office:date-value="2007-05-19T00:00:00" table:style-name="ce2">
            <text:p>19/05/2007</text:p>
          </table:table-cell>
          <table:table-cell office:value-type="string" table:style-name="ce1">
            <text:p>18 anos e 3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7.286.994-01</text:p>
          </table:table-cell>
          <table:table-cell office:value-type="float" office:value="898003910984187" table:style-name="ce1">
            <text:p>8,98004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bento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8" table:style-name="ce1">
            <text:p>63,8</text:p>
          </table:table-cell>
          <table:table-cell office:value-type="float" office:value="162" table:style-name="ce1">
            <text:p>162</text:p>
          </table:table-cell>
          <table:table-cell office:value-type="date" office:date-value="2024-11-22T00:00:00" table:style-name="ce2">
            <text:p>22/11/2024</text:p>
          </table:table-cell>
          <table:table-cell office:value-type="string" table:style-name="ce1">
            <text:p>110/70</text:p>
          </table:table-cell>
          <table:table-cell office:value-type="date" office:date-value="2024-11-22T00:00:00" table:style-name="ce2">
            <text:p>22/11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ELLY CRISTINA FERREIRA DO NASCIMENTO</text:p>
          </table:table-cell>
          <table:table-cell office:value-type="date" office:date-value="2003-11-18T00:00:00" table:style-name="ce2">
            <text:p>18/11/2003</text:p>
          </table:table-cell>
          <table:table-cell office:value-type="string" table:style-name="ce1">
            <text:p>21 anos e 9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9.672.594-06</text:p>
          </table:table-cell>
          <table:table-cell office:value-type="float" office:value="708607016677685" table:style-name="ce1">
            <text:p>7,08607E+14</text:p>
          </table:table-cell>
          <table:table-cell office:value-type="string" table:style-name="ce1">
            <text:p>(81) 99823-56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bento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7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7" table:style-name="ce1">
            <text:p>58,7</text:p>
          </table:table-cell>
          <table:table-cell office:value-type="float" office:value="154" table:style-name="ce1">
            <text:p>154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24/76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MYLY RODRIGUES DA SILVA</text:p>
          </table:table-cell>
          <table:table-cell office:value-type="date" office:date-value="2002-12-04T00:00:00" table:style-name="ce2">
            <text:p>04/12/2002</text:p>
          </table:table-cell>
          <table:table-cell office:value-type="string" table:style-name="ce1">
            <text:p>22 anos e 8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661.634-90</text:p>
          </table:table-cell>
          <table:table-cell office:value-type="float" office:value="700506766935057" table:style-name="ce1">
            <text:p>7,00507E+14</text:p>
          </table:table-cell>
          <table:table-cell office:value-type="string" table:style-name="ce1">
            <text:p>(81) 98198-4046</text:p>
          </table:table-cell>
          <table:table-cell office:value-type="string" table:style-name="ce1">
            <text:p>(81) 3304-779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bento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7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51" table:style-name="ce1">
            <text:p>151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00/6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LA TAINA TEIXEIRA DE ARAUJO</text:p>
          </table:table-cell>
          <table:table-cell office:value-type="date" office:date-value="1996-05-08T00:00:00" table:style-name="ce2">
            <text:p>08/05/1996</text:p>
          </table:table-cell>
          <table:table-cell office:value-type="string" table:style-name="ce1">
            <text:p>29 anos e 3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324.144-60</text:p>
          </table:table-cell>
          <table:table-cell office:value-type="float" office:value="706409368648190" table:style-name="ce1">
            <text:p>7,06409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bento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162" table:style-name="ce1">
            <text:p>162</text:p>
          </table:table-cell>
          <table:table-cell office:value-type="date" office:date-value="2024-12-03T00:00:00" table:style-name="ce2">
            <text:p>03/12/2024</text:p>
          </table:table-cell>
          <table:table-cell office:value-type="string" table:style-name="ce1">
            <text:p>114/81</text:p>
          </table:table-cell>
          <table:table-cell office:value-type="date" office:date-value="2024-12-03T00:00:00" table:style-name="ce2">
            <text:p>03/12/2024</text:p>
          </table:table-cell>
          <table:table-cell office:value-type="string" table:style-name="ce1">
            <text:p>Habitual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NGRID FERNANDA PEREIRA DO NASCIMENTO</text:p>
          </table:table-cell>
          <table:table-cell office:value-type="date" office:date-value="2003-05-11T00:00:00" table:style-name="ce2">
            <text:p>11/05/2003</text:p>
          </table:table-cell>
          <table:table-cell office:value-type="string" table:style-name="ce1">
            <text:p>22 anos e 3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652.884-98</text:p>
          </table:table-cell>
          <table:table-cell office:value-type="float" office:value="708101685923940" table:style-name="ce1">
            <text:p>7,08102E+14</text:p>
          </table:table-cell>
          <table:table-cell office:value-type="string" table:style-name="ce1">
            <text:p>(81) 98100-3315</text:p>
          </table:table-cell>
          <table:table-cell office:value-type="string" table:style-name="ce1">
            <text:p>(81) 3266-9899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bento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8" table:style-name="ce1">
            <text:p>83,8</text:p>
          </table:table-cell>
          <table:table-cell office:value-type="float" office:value="157" table:style-name="ce1">
            <text:p>157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130/90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MILY THAIS CORREIA GOMES</text:p>
          </table:table-cell>
          <table:table-cell office:value-type="date" office:date-value="2004-09-27T00:00:00" table:style-name="ce2">
            <text:p>27/09/2004</text:p>
          </table:table-cell>
          <table:table-cell office:value-type="string" table:style-name="ce1">
            <text:p>20 anos e 11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0.944.584-41</text:p>
          </table:table-cell>
          <table:table-cell office:value-type="float" office:value="706306749471073" table:style-name="ce1">
            <text:p>7,06307E+14</text:p>
          </table:table-cell>
          <table:table-cell office:value-type="string" table:style-name="ce1">
            <text:p>(08) 1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bento</text:p>
          </table:table-cell>
          <table:table-cell office:value-type="string" table:style-name="ce1">
            <text:p>475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3" table:style-name="ce1">
            <text:p>89,3</text:p>
          </table:table-cell>
          <table:table-cell office:value-type="float" office:value="157" table:style-name="ce1">
            <text:p>157</text:p>
          </table:table-cell>
          <table:table-cell office:value-type="date" office:date-value="2023-10-11T00:00:00" table:style-name="ce2">
            <text:p>11/10/2023</text:p>
          </table:table-cell>
          <table:table-cell office:value-type="string" table:style-name="ce1">
            <text:p>120/70</text:p>
          </table:table-cell>
          <table:table-cell office:value-type="date" office:date-value="2023-10-11T00:00:00" table:style-name="ce2">
            <text:p>11/10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ANA MARIA DA SILVA</text:p>
          </table:table-cell>
          <table:table-cell office:value-type="date" office:date-value="1989-01-23T00:00:00" table:style-name="ce2">
            <text:p>23/01/1989</text:p>
          </table:table-cell>
          <table:table-cell office:value-type="string" table:style-name="ce1">
            <text:p>36 anos e 7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2.952.214-00</text:p>
          </table:table-cell>
          <table:table-cell office:value-type="float" office:value="709807008169397" table:style-name="ce1">
            <text:p>7,09807E+14</text:p>
          </table:table-cell>
          <table:table-cell office:value-type="string" table:style-name="ce1">
            <text:p>(81) 98574-98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bento</text:p>
          </table:table-cell>
          <table:table-cell office:value-type="string" table:style-name="ce1">
            <text:p>70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75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152" table:style-name="ce1">
            <text:p>152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10/65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HELLE RAYANA BARROS DA SILVA</text:p>
          </table:table-cell>
          <table:table-cell office:value-type="date" office:date-value="2004-02-27T00:00:00" table:style-name="ce2">
            <text:p>27/02/2004</text:p>
          </table:table-cell>
          <table:table-cell office:value-type="string" table:style-name="ce1">
            <text:p>21 anos e 6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1.566.574-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08) 19851-93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bento</text:p>
          </table:table-cell>
          <table:table-cell office:value-type="string" table:style-name="ce1">
            <text:p>51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9" table:style-name="ce1">
            <text:p>57,9</text:p>
          </table:table-cell>
          <table:table-cell office:value-type="float" office:value="153" table:style-name="ce1">
            <text:p>153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22/71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IANCA STEFANI RODRIGUES</text:p>
          </table:table-cell>
          <table:table-cell office:value-type="date" office:date-value="2004-09-28T00:00:00" table:style-name="ce2">
            <text:p>28/09/2004</text:p>
          </table:table-cell>
          <table:table-cell office:value-type="string" table:style-name="ce1">
            <text:p>20 anos e 11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7.158.814-94</text:p>
          </table:table-cell>
          <table:table-cell office:value-type="float" office:value="702905556988776" table:style-name="ce1">
            <text:p>7,02906E+14</text:p>
          </table:table-cell>
          <table:table-cell office:value-type="string" table:style-name="ce1">
            <text:p>(81) 98778-0487</text:p>
          </table:table-cell>
          <table:table-cell office:value-type="string" table:style-name="ce1">
            <text:p>(81) 98778-0487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ereza carneiro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9" table:style-name="ce1">
            <text:p>61,9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90/6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LEICE KELLY GOMES MASCENA</text:p>
          </table:table-cell>
          <table:table-cell office:value-type="date" office:date-value="1999-08-04T00:00:00" table:style-name="ce2">
            <text:p>04/08/1999</text:p>
          </table:table-cell>
          <table:table-cell office:value-type="string" table:style-name="ce1">
            <text:p>26 ano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391.794-74</text:p>
          </table:table-cell>
          <table:table-cell office:value-type="float" office:value="704206709350687" table:style-name="ce1">
            <text:p>7,04207E+14</text:p>
          </table:table-cell>
          <table:table-cell office:value-type="string" table:style-name="ce1">
            <text:p>(81) 99943-75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ereza carneir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5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161" table:style-name="ce1">
            <text:p>161</text:p>
          </table:table-cell>
          <table:table-cell office:value-type="date" office:date-value="2025-04-15T00:00:00" table:style-name="ce2">
            <text:p>15/04/2025</text:p>
          </table:table-cell>
          <table:table-cell office:value-type="string" table:style-name="ce1">
            <text:p>122/75</text:p>
          </table:table-cell>
          <table:table-cell office:value-type="date" office:date-value="2025-04-15T00:00:00" table:style-name="ce2">
            <text:p>15/04/2025</text:p>
          </table:table-cell>
          <table:table-cell office:value-type="string" table:style-name="ce1">
            <text:p>Habitual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INE DO NASCIMENTO SILVA</text:p>
          </table:table-cell>
          <table:table-cell office:value-type="date" office:date-value="2001-11-23T00:00:00" table:style-name="ce2">
            <text:p>23/11/2001</text:p>
          </table:table-cell>
          <table:table-cell office:value-type="string" table:style-name="ce1">
            <text:p>23 anos e 9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9.555.484-80</text:p>
          </table:table-cell>
          <table:table-cell office:value-type="float" office:value="706603561071110" table:style-name="ce1">
            <text:p>7,06604E+14</text:p>
          </table:table-cell>
          <table:table-cell office:value-type="string" table:style-name="ce1">
            <text:p>(81) 99817-25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ereza carneiro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7" table:style-name="ce1">
            <text:p>58,7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00/6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SSIA CAMILLY DA SILVA BEZERRA</text:p>
          </table:table-cell>
          <table:table-cell office:value-type="date" office:date-value="2003-09-17T00:00:00" table:style-name="ce2">
            <text:p>17/09/2003</text:p>
          </table:table-cell>
          <table:table-cell office:value-type="string" table:style-name="ce1">
            <text:p>21 anos e 11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1.801.744-04</text:p>
          </table:table-cell>
          <table:table-cell office:value-type="float" office:value="706909173058330" table:style-name="ce1">
            <text:p>7,06909E+14</text:p>
          </table:table-cell>
          <table:table-cell office:value-type="string" table:style-name="ce1">
            <text:p>(81) 98556-1699</text:p>
          </table:table-cell>
          <table:table-cell office:value-type="string" table:style-name="ce1">
            <text:p>(81) 98556-1699</text:p>
          </table:table-cell>
          <table:table-cell office:value-type="string" table:style-name="ce1">
            <text:p>(81) 98581-916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ereza carneir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5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164" table:style-name="ce1">
            <text:p>164</text:p>
          </table:table-cell>
          <table:table-cell office:value-type="date" office:date-value="2024-12-10T00:00:00" table:style-name="ce2">
            <text:p>10/12/2024</text:p>
          </table:table-cell>
          <table:table-cell office:value-type="string" table:style-name="ce1">
            <text:p>110/70</text:p>
          </table:table-cell>
          <table:table-cell office:value-type="date" office:date-value="2024-12-10T00:00:00" table:style-name="ce2">
            <text:p>10/12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MONIELLY MARIA DOS SANTOS</text:p>
          </table:table-cell>
          <table:table-cell office:value-type="date" office:date-value="2000-10-10T00:00:00" table:style-name="ce2">
            <text:p>10/10/2000</text:p>
          </table:table-cell>
          <table:table-cell office:value-type="string" table:style-name="ce1">
            <text:p>24 anos e 10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7.968.334-35</text:p>
          </table:table-cell>
          <table:table-cell office:value-type="float" office:value="702004854033186" table:style-name="ce1">
            <text:p>7,02005E+14</text:p>
          </table:table-cell>
          <table:table-cell office:value-type="string" table:style-name="ce1">
            <text:p>(81) 98986-43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dgar barbosa dos anjos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05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152" table:style-name="ce1">
            <text:p>152</text:p>
          </table:table-cell>
          <table:table-cell office:value-type="date" office:date-value="2025-05-20T00:00:00" table:style-name="ce2">
            <text:p>20/05/2025</text:p>
          </table:table-cell>
          <table:table-cell office:value-type="string" table:style-name="ce1">
            <text:p>90/60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IS DIANA CAVALHEIRO DE MENDONÇA</text:p>
          </table:table-cell>
          <table:table-cell office:value-type="date" office:date-value="2000-07-13T00:00:00" table:style-name="ce2">
            <text:p>13/07/2000</text:p>
          </table:table-cell>
          <table:table-cell office:value-type="string" table:style-name="ce1">
            <text:p>25 anos e 1 mê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7.327.734-59</text:p>
          </table:table-cell>
          <table:table-cell office:value-type="float" office:value="898005873857158" table:style-name="ce1">
            <text:p>8,98006E+14</text:p>
          </table:table-cell>
          <table:table-cell office:value-type="string" table:style-name="ce1">
            <text:p>(81) 98318-19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dgar barbosa dos anjos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0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5.5" table:style-name="ce1">
            <text:p>115,5</text:p>
          </table:table-cell>
          <table:table-cell office:value-type="float" office:value="165" table:style-name="ce1">
            <text:p>165</text:p>
          </table:table-cell>
          <table:table-cell office:value-type="date" office:date-value="2025-04-28T00:00:00" table:style-name="ce2">
            <text:p>28/04/2025</text:p>
          </table:table-cell>
          <table:table-cell office:value-type="string" table:style-name="ce1">
            <text:p>120/80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Habitual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HENYFFER ISABELLY LIMA DE OLIVEIRA</text:p>
          </table:table-cell>
          <table:table-cell office:value-type="date" office:date-value="2005-02-01T00:00:00" table:style-name="ce2">
            <text:p>01/02/2005</text:p>
          </table:table-cell>
          <table:table-cell office:value-type="string" table:style-name="ce1">
            <text:p>20 anos e 7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52.525.884-22</text:p>
          </table:table-cell>
          <table:table-cell office:value-type="float" office:value="700006953771601" table:style-name="ce1">
            <text:p>7,00007E+14</text:p>
          </table:table-cell>
          <table:table-cell office:value-type="string" table:style-name="ce1">
            <text:p>(81) 99849-23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849-23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reza carneiro</text:p>
          </table:table-cell>
          <table:table-cell office:value-type="string" table:style-name="ce1">
            <text:p>480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10/6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VELIN DAYANNE FELIX DOS SANTOS</text:p>
          </table:table-cell>
          <table:table-cell office:value-type="date" office:date-value="2001-10-17T00:00:00" table:style-name="ce2">
            <text:p>17/10/2001</text:p>
          </table:table-cell>
          <table:table-cell office:value-type="string" table:style-name="ce1">
            <text:p>23 anos e 10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5.534.504-00</text:p>
          </table:table-cell>
          <table:table-cell office:value-type="float" office:value="898003455736736" table:style-name="ce1">
            <text:p>8,98003E+14</text:p>
          </table:table-cell>
          <table:table-cell office:value-type="string" table:style-name="ce1">
            <text:p>(81) 98563-76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63-767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mpre viva</text:p>
          </table:table-cell>
          <table:table-cell office:value-type="string" table:style-name="ce1">
            <text:p>344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.5" table:style-name="ce1">
            <text:p>95,5</text:p>
          </table:table-cell>
          <table:table-cell office:value-type="float" office:value="162" table:style-name="ce1">
            <text:p>162</text:p>
          </table:table-cell>
          <table:table-cell office:value-type="date" office:date-value="2023-09-28T00:00:00" table:style-name="ce2">
            <text:p>28/09/2023</text:p>
          </table:table-cell>
          <table:table-cell office:value-type="string" table:style-name="ce1">
            <text:p>150/90</text:p>
          </table:table-cell>
          <table:table-cell office:value-type="date" office:date-value="2023-09-28T00:00:00" table:style-name="ce2">
            <text:p>28/09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THULLY YASMIN LIMA DE ALMEIDA</text:p>
          </table:table-cell>
          <table:table-cell office:value-type="date" office:date-value="2004-09-23T00:00:00" table:style-name="ce2">
            <text:p>23/09/2004</text:p>
          </table:table-cell>
          <table:table-cell office:value-type="string" table:style-name="ce1">
            <text:p>20 anos e 11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866.296.555-59</text:p>
          </table:table-cell>
          <table:table-cell office:value-type="float" office:value="700504541268655" table:style-name="ce1">
            <text:p>7,00505E+14</text:p>
          </table:table-cell>
          <table:table-cell office:value-type="string" table:style-name="ce1">
            <text:p>(81) 98803-14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mpre viva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2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" table:style-name="ce1">
            <text:p>95</text:p>
          </table:table-cell>
          <table:table-cell office:value-type="float" office:value="175" table:style-name="ce1">
            <text:p>175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20/82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A RODRIGUES DA SILVA</text:p>
          </table:table-cell>
          <table:table-cell office:value-type="date" office:date-value="1998-12-08T00:00:00" table:style-name="ce2">
            <text:p>08/12/1998</text:p>
          </table:table-cell>
          <table:table-cell office:value-type="string" table:style-name="ce1">
            <text:p>26 anos e 8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7.330.474-08</text:p>
          </table:table-cell>
          <table:table-cell office:value-type="float" office:value="705000459083959" table:style-name="ce1">
            <text:p>7,05E+14</text:p>
          </table:table-cell>
          <table:table-cell office:value-type="string" table:style-name="ce1">
            <text:p>(81) 97320-39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7320-399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reza carnei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8" table:style-name="ce1">
            <text:p>74,8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04/79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Alto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DE LURDES MARTINS</text:p>
          </table:table-cell>
          <table:table-cell office:value-type="date" office:date-value="1982-05-10T00:00:00" table:style-name="ce2">
            <text:p>10/05/1982</text:p>
          </table:table-cell>
          <table:table-cell office:value-type="string" table:style-name="ce1">
            <text:p>43 anos e 3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43.348.034-31</text:p>
          </table:table-cell>
          <table:table-cell office:value-type="float" office:value="701405626291635" table:style-name="ce1">
            <text:p>7,01406E+14</text:p>
          </table:table-cell>
          <table:table-cell office:value-type="string" table:style-name="ce1">
            <text:p>(81) 98368-84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reza carneiro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5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.6" table:style-name="ce1">
            <text:p>95,6</text:p>
          </table:table-cell>
          <table:table-cell office:value-type="float" office:value="158" table:style-name="ce1">
            <text:p>158</text:p>
          </table:table-cell>
          <table:table-cell office:value-type="date" office:date-value="2023-06-01T00:00:00" table:style-name="ce2">
            <text:p>01/06/2023</text:p>
          </table:table-cell>
          <table:table-cell office:value-type="string" table:style-name="ce1">
            <text:p>120/70</text:p>
          </table:table-cell>
          <table:table-cell office:value-type="date" office:date-value="2023-06-01T00:00:00" table:style-name="ce2">
            <text:p>01/06/2023</text:p>
          </table:table-cell>
          <table:table-cell office:value-type="string" table:style-name="ce1">
            <text:p>Habitual</text:p>
          </table:table-cell>
          <table:table-cell office:value-type="float" office:value="146" table:style-name="ce1">
            <text:p>146</text:p>
          </table:table-cell>
          <table:table-cell office:value-type="float" office:value="4" table:style-name="ce1">
            <text:p>4</text:p>
          </table:table-cell>
          <table:table-cell office:value-type="float" office:value="146" table:style-name="ce1">
            <text:p>14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HELINE DE FREITAS DA SILVA</text:p>
          </table:table-cell>
          <table:table-cell office:value-type="date" office:date-value="1995-06-16T00:00:00" table:style-name="ce2">
            <text:p>16/06/1995</text:p>
          </table:table-cell>
          <table:table-cell office:value-type="string" table:style-name="ce1">
            <text:p>30 anos e 2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4.058.424-73</text:p>
          </table:table-cell>
          <table:table-cell office:value-type="float" office:value="708404716686163" table:style-name="ce1">
            <text:p>7,08405E+14</text:p>
          </table:table-cell>
          <table:table-cell office:value-type="string" table:style-name="ce1">
            <text:p>(81) 98481-33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257-872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ua sozinha</text:p>
          </table:table-cell>
          <table:table-cell office:value-type="string" table:style-name="ce1">
            <text:p>339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8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171" table:style-name="ce1">
            <text:p>171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95/65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ALIA CRISTINA GOMES DA SILVA</text:p>
          </table:table-cell>
          <table:table-cell office:value-type="date" office:date-value="1989-12-20T00:00:00" table:style-name="ce2">
            <text:p>20/12/1989</text:p>
          </table:table-cell>
          <table:table-cell office:value-type="string" table:style-name="ce1">
            <text:p>35 anos e 8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9.253.334-06</text:p>
          </table:table-cell>
          <table:table-cell office:value-type="float" office:value="704607733219630" table:style-name="ce1">
            <text:p>7,04608E+14</text:p>
          </table:table-cell>
          <table:table-cell office:value-type="string" table:style-name="ce1">
            <text:p>(81) 98775-69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775-694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reza carneiro</text:p>
          </table:table-cell>
          <table:table-cell office:value-type="string" table:style-name="ce1">
            <text:p>410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.4" table:style-name="ce1">
            <text:p>88,4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97/68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HALIA TAMIRES DA SILVA</text:p>
          </table:table-cell>
          <table:table-cell office:value-type="date" office:date-value="1988-12-31T00:00:00" table:style-name="ce2">
            <text:p>31/12/1988</text:p>
          </table:table-cell>
          <table:table-cell office:value-type="string" table:style-name="ce1">
            <text:p>36 anos e 8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926.544-14</text:p>
          </table:table-cell>
          <table:table-cell office:value-type="float" office:value="700207417260929" table:style-name="ce1">
            <text:p>7,00207E+14</text:p>
          </table:table-cell>
          <table:table-cell office:value-type="string" table:style-name="ce1">
            <text:p>(81) 98535-0262</text:p>
          </table:table-cell>
          <table:table-cell office:value-type="string" table:style-name="ce1">
            <text:p>(81) 3304-6375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reza carneiro</text:p>
          </table:table-cell>
          <table:table-cell office:value-type="string" table:style-name="ce1">
            <text:p>350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6" table:style-name="ce1">
            <text:p>83,6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22/8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HEYENNY VITORIA PEQUENO DA ROCHA</text:p>
          </table:table-cell>
          <table:table-cell office:value-type="date" office:date-value="2003-08-30T00:00:00" table:style-name="ce2">
            <text:p>30/08/2003</text:p>
          </table:table-cell>
          <table:table-cell office:value-type="string" table:style-name="ce1">
            <text:p>22 ano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4.711.904-30</text:p>
          </table:table-cell>
          <table:table-cell office:value-type="float" office:value="898003403241302" table:style-name="ce1">
            <text:p>8,98003E+14</text:p>
          </table:table-cell>
          <table:table-cell office:value-type="string" table:style-name="ce1">
            <text:p>(81) 98520-96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20-960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reza carneiro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6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QUEL AMPARO DA SILVA</text:p>
          </table:table-cell>
          <table:table-cell office:value-type="date" office:date-value="1997-08-16T00:00:00" table:style-name="ce2">
            <text:p>16/08/1997</text:p>
          </table:table-cell>
          <table:table-cell office:value-type="string" table:style-name="ce1">
            <text:p>28 ano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2.539.154-75</text:p>
          </table:table-cell>
          <table:table-cell office:value-type="float" office:value="700008480797406" table:style-name="ce1">
            <text:p>7,00008E+14</text:p>
          </table:table-cell>
          <table:table-cell office:value-type="string" table:style-name="ce1">
            <text:p>(81) 99687-91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Ranúsia alves rodrigues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85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3" table:style-name="ce1">
            <text:p>143</text:p>
          </table:table-cell>
          <table:table-cell office:value-type="float" office:value="160" table:style-name="ce1">
            <text:p>160</text:p>
          </table:table-cell>
          <table:table-cell office:value-type="date" office:date-value="2023-04-26T00:00:00" table:style-name="ce2">
            <text:p>26/04/2023</text:p>
          </table:table-cell>
          <table:table-cell office:value-type="string" table:style-name="ce1">
            <text:p>140/80</text:p>
          </table:table-cell>
          <table:table-cell office:value-type="date" office:date-value="2023-04-26T00:00:00" table:style-name="ce2">
            <text:p>26/04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VIA KASSIA DARC DE FREITAS SILVA</text:p>
          </table:table-cell>
          <table:table-cell office:value-type="date" office:date-value="1993-02-01T00:00:00" table:style-name="ce2">
            <text:p>01/02/1993</text:p>
          </table:table-cell>
          <table:table-cell office:value-type="string" table:style-name="ce1">
            <text:p>32 anos e 7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0.382.114-16</text:p>
          </table:table-cell>
          <table:table-cell office:value-type="float" office:value="702401042628723" table:style-name="ce1">
            <text:p>7,02401E+14</text:p>
          </table:table-cell>
          <table:table-cell office:value-type="string" table:style-name="ce1">
            <text:p>(81) 98766-45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Sao bento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75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099999999999994" table:style-name="ce1">
            <text:p>67,1</text:p>
          </table:table-cell>
          <table:table-cell office:value-type="float" office:value="160" table:style-name="ce1">
            <text:p>160</text:p>
          </table:table-cell>
          <table:table-cell office:value-type="date" office:date-value="2023-11-22T00:00:00" table:style-name="ce2">
            <text:p>22/11/2023</text:p>
          </table:table-cell>
          <table:table-cell office:value-type="string" table:style-name="ce1">
            <text:p>130/90</text:p>
          </table:table-cell>
          <table:table-cell office:value-type="date" office:date-value="2023-12-06T00:00:00" table:style-name="ce2">
            <text:p>06/1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0" table:style-name="ce1">
            <text:p>13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LE VITORIA DE PONTES SILVA</text:p>
          </table:table-cell>
          <table:table-cell office:value-type="date" office:date-value="2001-09-30T00:00:00" table:style-name="ce2">
            <text:p>30/09/2001</text:p>
          </table:table-cell>
          <table:table-cell office:value-type="string" table:style-name="ce1">
            <text:p>23 anos e 11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3.795.974-50</text:p>
          </table:table-cell>
          <table:table-cell office:value-type="float" office:value="898004610690073" table:style-name="ce1">
            <text:p>8,98005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Sao bento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.6" table:style-name="ce1">
            <text:p>51,6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100/70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LUCE CINTIA OLIVEIRA DOS SANTOS</text:p>
          </table:table-cell>
          <table:table-cell office:value-type="date" office:date-value="1996-04-06T00:00:00" table:style-name="ce2">
            <text:p>06/04/1996</text:p>
          </table:table-cell>
          <table:table-cell office:value-type="string" table:style-name="ce1">
            <text:p>29 anos e 4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4.806.684-51</text:p>
          </table:table-cell>
          <table:table-cell office:value-type="float" office:value="706002865429044" table:style-name="ce1">
            <text:p>7,06003E+14</text:p>
          </table:table-cell>
          <table:table-cell office:value-type="string" table:style-name="ce1">
            <text:p>(81) 98798-22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Emetério maciel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árze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740-120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8" table:style-name="ce1">
            <text:p>63,8</text:p>
          </table:table-cell>
          <table:table-cell office:value-type="float" office:value="153" table:style-name="ce1">
            <text:p>153</text:p>
          </table:table-cell>
          <table:table-cell office:value-type="date" office:date-value="2023-11-16T00:00:00" table:style-name="ce2">
            <text:p>16/11/2023</text:p>
          </table:table-cell>
          <table:table-cell office:value-type="string" table:style-name="ce1">
            <text:p>90/70</text:p>
          </table:table-cell>
          <table:table-cell office:value-type="date" office:date-value="2023-12-29T00:00:00" table:style-name="ce2">
            <text:p>29/12/2023</text:p>
          </table:table-cell>
          <table:table-cell office:value-type="string" table:style-name="ce1">
            <text:p>Habitual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124" table:style-name="ce1">
            <text:p>12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4:44Z</meta:creation-date>
    <dc:date>2025-09-16T19:34:44Z</dc:date>
  </office:meta>
</office:document-meta>
</file>